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OpenSymbol" svg:font-family="OpenSymbol"/>
    <style:font-face style:name="Road Rage" svg:font-family="'Road Rage'" style:font-family-generic="modern" style:font-pitch="variable"/>
    <style:font-face style:name="Segoe UI" svg:font-family="'Segoe UI'" style:font-family-generic="system" style:font-pitch="variable"/>
    <style:font-face style:name="Segoe UI Symbol" svg:font-family="'Segoe UI Symbol'"/>
    <style:font-face style:name="Tahoma" svg:font-family="Tahoma" style:font-family-generic="system" style:font-pitch="variable"/>
    <style:font-face style:name="Wingdings" svg:font-family="Wingdings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Cascadia Code" fo:font-size="10pt"/>
    </style:style>
    <style:style style:name="P3" style:family="paragraph">
      <style:paragraph-properties fo:text-align="center"/>
      <style:text-properties style:font-name="Cascadia Code" fo:font-size="8pt"/>
    </style:style>
    <style:style style:name="P4" style:family="paragraph">
      <loext:graphic-properties draw:fill-color="#ffffff"/>
      <style:paragraph-properties fo:text-align="center"/>
      <style:text-properties style:font-name="Cascadia Code" fo:font-size="8pt" style:font-size-asian="8pt" style:font-size-complex="8pt"/>
    </style:style>
    <style:style style:name="P5" style:family="paragraph">
      <style:paragraph-properties fo:text-align="center"/>
      <style:text-properties style:font-name="Cascadia Code" fo:font-size="8pt" style:font-size-asian="8pt" style:font-size-complex="8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/>
      <style:text-properties style:font-name="Noto Mono" fo:font-size="10pt" style:font-size-asian="10pt" style:font-size-complex="10pt"/>
    </style:style>
    <style:style style:name="P8" style:family="paragraph">
      <style:paragraph-properties fo:text-align="center"/>
      <style:text-properties style:font-name="Cascadia Code" fo:font-size="10pt"/>
    </style:style>
    <style:style style:name="P9" style:family="paragraph">
      <loext:graphic-properties draw:fill-color="#ffffff"/>
      <style:paragraph-properties fo:text-align="center"/>
      <style:text-properties style:font-name="Cascadia Code" fo:font-size="10pt" style:font-size-asian="8pt" style:font-size-complex="8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center"/>
      <style:text-properties style:font-name="Noto Mono" fo:font-size="12pt" style:font-size-asian="12pt" style:font-size-complex="12pt"/>
    </style:style>
    <style:style style:name="P12" style:family="paragraph">
      <style:paragraph-properties fo:text-align="center"/>
      <style:text-properties style:font-name="Road Rage"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  <style:text-properties style:font-name="Road Rage" fo:font-size="10pt" style:font-size-asian="10pt" style:font-size-complex="10pt"/>
    </style:style>
    <style:style style:name="P14" style:family="paragraph">
      <style:paragraph-properties fo:text-align="end"/>
      <style:text-properties style:font-name="Cascadia Code" fo:font-size="10pt"/>
    </style:style>
    <style:style style:name="P15" style:family="paragraph">
      <loext:graphic-properties draw:fill-color="#ffffff"/>
      <style:paragraph-properties fo:text-align="end"/>
      <style:text-properties style:font-name="Cascadia Code" fo:font-size="10pt" style:font-size-asian="8pt" style:font-size-complex="8pt"/>
    </style:style>
    <style:style style:name="T1" style:family="text">
      <style:text-properties style:font-size-asian="8pt" style:font-size-complex="8pt"/>
    </style:style>
    <style:style style:name="T2" style:family="text">
      <style:text-properties style:font-name-asian="OpenSymbol" style:font-size-asian="8pt" style:font-name-complex="OpenSymbol" style:font-size-complex="8pt"/>
    </style:style>
    <style:style style:name="T3" style:family="text">
      <style:text-properties style:font-name="OpenSymbol" style:font-name-asian="OpenSymbol" style:font-size-asian="10pt" style:font-name-complex="OpenSymbol" style:font-size-complex="10pt"/>
    </style:style>
    <style:style style:name="T4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T5" style:family="text">
      <style:text-properties style:font-name="Road Rag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381cm" svg:y1="0.635cm" svg:x2="2.381cm" svg:y2="16.51cm">
            <text:p/>
          </draw:line>
          <draw:line draw:style-name="gr1" draw:text-style-name="P1" draw:layer="layout" svg:x1="4.286cm" svg:y1="0.635cm" svg:x2="4.286cm" svg:y2="16.51cm">
            <text:p/>
          </draw:line>
          <draw:line draw:style-name="gr1" draw:text-style-name="P1" draw:layer="layout" svg:x1="6.191cm" svg:y1="0.635cm" svg:x2="6.191cm" svg:y2="16.51cm">
            <text:p/>
          </draw:line>
          <draw:line draw:style-name="gr1" draw:text-style-name="P1" draw:layer="layout" svg:x1="8.096cm" svg:y1="0.635cm" svg:x2="8.096cm" svg:y2="16.51cm">
            <text:p/>
          </draw:line>
          <draw:line draw:style-name="gr1" draw:text-style-name="P1" draw:layer="layout" svg:x1="10.001cm" svg:y1="0.635cm" svg:x2="10.001cm" svg:y2="16.51cm">
            <text:p/>
          </draw:line>
          <draw:line draw:style-name="gr1" draw:text-style-name="P1" draw:layer="layout" svg:x1="11.906cm" svg:y1="0.635cm" svg:x2="11.906cm" svg:y2="16.51cm">
            <text:p/>
          </draw:line>
          <draw:line draw:style-name="gr1" draw:text-style-name="P1" draw:layer="layout" svg:x1="13.811cm" svg:y1="0.635cm" svg:x2="13.811cm" svg:y2="16.51cm">
            <text:p/>
          </draw:line>
          <draw:line draw:style-name="gr1" draw:text-style-name="P1" draw:layer="layout" svg:x1="15.716cm" svg:y1="0.635cm" svg:x2="15.716cm" svg:y2="16.51cm">
            <text:p/>
          </draw:line>
          <draw:line draw:style-name="gr1" draw:text-style-name="P1" draw:layer="layout" svg:x1="17.621cm" svg:y1="0.635cm" svg:x2="17.621cm" svg:y2="16.51cm">
            <text:p/>
          </draw:line>
          <draw:line draw:style-name="gr1" draw:text-style-name="P1" draw:layer="layout" svg:x1="1.111cm" svg:y1="15.24cm" svg:x2="18.891cm" svg:y2="15.24cm">
            <text:p/>
          </draw:line>
          <draw:line draw:style-name="gr1" draw:text-style-name="P1" draw:layer="layout" svg:x1="1.111cm" svg:y1="13.335cm" svg:x2="18.891cm" svg:y2="13.335cm">
            <text:p/>
          </draw:line>
          <draw:line draw:style-name="gr1" draw:text-style-name="P2" draw:layer="layout" svg:x1="1.111cm" svg:y1="11.43cm" svg:x2="18.891cm" svg:y2="11.43cm">
            <text:p/>
          </draw:line>
          <draw:line draw:style-name="gr1" draw:text-style-name="P2" draw:layer="layout" svg:x1="1.111cm" svg:y1="9.525cm" svg:x2="18.891cm" svg:y2="9.525cm">
            <text:p/>
          </draw:line>
          <draw:line draw:style-name="gr1" draw:text-style-name="P2" draw:layer="layout" svg:x1="1.111cm" svg:y1="7.62cm" svg:x2="18.891cm" svg:y2="7.62cm">
            <text:p/>
          </draw:line>
          <draw:line draw:style-name="gr1" draw:text-style-name="P2" draw:layer="layout" svg:x1="1.111cm" svg:y1="5.715cm" svg:x2="18.891cm" svg:y2="5.715cm">
            <text:p/>
          </draw:line>
          <draw:line draw:style-name="gr1" draw:text-style-name="P2" draw:layer="layout" svg:x1="1.111cm" svg:y1="3.81cm" svg:x2="18.891cm" svg:y2="3.81cm">
            <text:p/>
          </draw:line>
          <draw:line draw:style-name="gr1" draw:text-style-name="P1" draw:layer="layout" svg:x1="1.111cm" svg:y1="1.905cm" svg:x2="18.891cm" svg:y2="1.905cm">
            <text:p/>
          </draw:line>
          <draw:custom-shape draw:style-name="gr2" draw:text-style-name="P4" draw:layer="layout" svg:width="1.27cm" svg:height="1.27cm" svg:x="7.461cm" svg:y="1.27cm">
            <text:p text:style-name="P3"><text:span text:style-name="T1">RUN/STO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7.461cm" svg:y="3.175cm">
            <text:p text:style-name="P5"><text:span text:style-name="T1">L</text:span></text:p>
            <text:p text:style-name="P5"><text:span text:style-name="T2">SHF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9.366cm" svg:y="12.7cm">
            <text:p text:style-name="P5"><text:span text:style-name="T1">R</text:span></text:p>
            <text:p text:style-name="P5"><text:span text:style-name="T2">SHF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1.27cm" svg:height="1.27cm" svg:x="5.556cm" svg:y="14.605cm">
            <text:p text:style-name="P6"><text:span text:style-name="T3">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1.27cm" svg:height="1.27cm" svg:x="16.986cm" svg:y="12.7cm">
            <text:p text:style-name="P6"><text:span text:style-name="T3">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1.27cm" svg:height="1.27cm" svg:x="7.461cm" svg:y="14.605cm">
            <text:p text:style-name="P6"><text:span text:style-name="T3">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1.27cm" svg:height="1.27cm" svg:x="16.986cm" svg:y="14.605cm">
            <text:p text:style-name="P6"><text:span text:style-name="T3">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3.651cm" svg:y="14.605cm">
            <text:p text:style-name="P3"><text:span text:style-name="T1">RTR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.746cm" svg:y="14.605cm">
            <text:p text:style-name="P8"><text:span text:style-name="T1">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1.27cm" svg:height="1.27cm" svg:x="3.651cm" svg:y="1.27cm">
            <text:p text:style-name="P10"><text:span text:style-name="T4">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1.271cm" svg:y="12.7cm">
            <text:p text:style-name="P8"><text:span text:style-name="T1">AL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3.176cm" svg:y="12.7cm">
            <text:p text:style-name="P8"><text:span text:style-name="T1">TA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15.081cm" svg:y="10.795cm">
            <text:p text:style-name="P3"><text:span text:style-name="T1">CAP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5.556cm" svg:y="1.27cm">
            <text:p text:style-name="P3"><text:span text:style-name="T1">CTR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15.081cm" svg:y="12.7cm">
            <text:p text:style-name="P3"><text:span text:style-name="T1">HOM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9" draw:layer="layout" svg:width="1.27cm" svg:height="1.27cm" svg:x="9.366cm" svg:y="1.27cm">
            <text:p text:style-name="P8"><text:span text:style-name="T1">SP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9.366cm" svg:y="14.605cm">
            <text:p text:style-name="P8"><text:span text:style-name="T1">F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1.271cm" svg:y="14.605cm">
            <text:p text:style-name="P8"><text:span text:style-name="T1">F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3.176cm" svg:y="14.605cm">
            <text:p text:style-name="P8"><text:span text:style-name="T1">F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5.081cm" svg:y="14.605cm">
            <text:p text:style-name="P8"><text:span text:style-name="T1">F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3" draw:layer="layout" svg:width="1.27cm" svg:height="1.27cm" svg:x="11.271cm" svg:y="1.27cm">
            <text:p text:style-name="P12"><text:span text:style-name="T5">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.746cm" svg:y="12.7cm">
            <text:p text:style-name="P8"><text:span text:style-name="T1">-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.746cm" svg:y="10.795cm">
            <text:p text:style-name="P8"><text:span text:style-name="T1">+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.746cm" svg:y="8.89cm">
            <text:p text:style-name="P8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.746cm" svg:y="6.985cm">
            <text:p text:style-name="P8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.746cm" svg:y="5.08cm">
            <text:p text:style-name="P8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.746cm" svg:y="1.27cm">
            <text:p text:style-name="P8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.746cm" svg:y="3.175cm">
            <text:p text:style-name="P8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9" draw:layer="layout" svg:width="1.27cm" svg:height="1.27cm" svg:x="3.651cm" svg:y="12.7cm">
            <text:p text:style-name="P8"><text:span text:style-name="T1">*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3.651cm" svg:y="10.795cm">
            <text:p text:style-name="P8"><text:span text:style-name="T1">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3.651cm" svg:y="8.89cm">
            <text:p text:style-name="P8"><text:span text:style-name="T1">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3.651cm" svg:y="6.985cm">
            <text:p text:style-name="P8"><text:span text:style-name="T1">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3.651cm" svg:y="5.08cm">
            <text:p text:style-name="P8"><text:span text:style-name="T1">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3.651cm" svg:y="3.175cm">
            <text:p text:style-name="P8"><text:span text:style-name="T1">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9" draw:layer="layout" svg:width="1.27cm" svg:height="1.27cm" svg:x="5.556cm" svg:y="12.7cm">
            <text:p text:style-name="P8"><text:span text:style-name="T1">;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5.556cm" svg:y="10.795cm">
            <text:p text:style-name="P8"><text:span text:style-name="T1">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5.556cm" svg:y="8.89cm">
            <text:p text:style-name="P8"><text:span text:style-name="T1">J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5.556cm" svg:y="6.985cm">
            <text:p text:style-name="P8"><text:span text:style-name="T1">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5.556cm" svg:y="5.08cm">
            <text:p text:style-name="P8"><text:span text:style-name="T1">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5.556cm" svg:y="3.175cm">
            <text:p text:style-name="P8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9" draw:layer="layout" svg:width="1.27cm" svg:height="1.27cm" svg:x="7.461cm" svg:y="12.7cm">
            <text:p text:style-name="P8"><text:span text:style-name="T1">/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7.461cm" svg:y="10.795cm">
            <text:p text:style-name="P8"><text:span text:style-name="T1">,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7.461cm" svg:y="8.89cm">
            <text:p text:style-name="P8"><text:span text:style-name="T1">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7.461cm" svg:y="6.985cm">
            <text:p text:style-name="P8"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7.461cm" svg:y="5.08cm">
            <text:p text:style-name="P8"><text:span text:style-name="T1">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9.366cm" svg:y="10.795cm">
            <text:p text:style-name="P8"><text:span text:style-name="T1">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9.366cm" svg:y="8.89cm">
            <text:p text:style-name="P8"><text:span text:style-name="T1">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9.366cm" svg:y="6.985cm">
            <text:p text:style-name="P8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9.366cm" svg:y="5.08cm">
            <text:p text:style-name="P8"><text:span text:style-name="T1">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9.366cm" svg:y="3.175cm">
            <text:p text:style-name="P8"><text:span text:style-name="T1">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9" draw:layer="layout" svg:width="1.27cm" svg:height="1.27cm" svg:x="11.271cm" svg:y="10.795cm">
            <text:p text:style-name="P8"><text:span text:style-name="T1">: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1.271cm" svg:y="8.89cm">
            <text:p text:style-name="P8"><text:span text:style-name="T1">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1.271cm" svg:y="6.985cm">
            <text:p text:style-name="P8"><text:span text:style-name="T1">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1.271cm" svg:y="5.08cm">
            <text:p text:style-name="P8"><text:span text:style-name="T1">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1.271cm" svg:y="3.175cm">
            <text:p text:style-name="P8"><text:span text:style-name="T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9" draw:layer="layout" svg:width="1.27cm" svg:height="1.27cm" svg:x="13.176cm" svg:y="10.795cm">
            <text:p text:style-name="P8"><text:span text:style-name="T1">@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3.176cm" svg:y="8.89cm">
            <text:p text:style-name="P8"><text:span text:style-name="T1">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3.176cm" svg:y="6.985cm">
            <text:p text:style-name="P8"><text:span text:style-name="T1">U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3.176cm" svg:y="5.08cm">
            <text:p text:style-name="P8"><text:span text:style-name="T1">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3.176cm" svg:y="3.175cm">
            <text:p text:style-name="P8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9" draw:layer="layout" svg:width="1.27cm" svg:height="1.27cm" svg:x="13.176cm" svg:y="1.27cm">
            <text:p text:style-name="P8"><text:span text:style-name="T1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9" draw:layer="layout" svg:width="1.27cm" svg:height="1.27cm" svg:x="15.081cm" svg:y="8.89cm">
            <text:p text:style-name="P8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5.081cm" svg:y="6.985cm">
            <text:p text:style-name="P8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5.081cm" svg:y="5.08cm">
            <text:p text:style-name="P8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1.27cm" svg:height="1.27cm" svg:x="15.081cm" svg:y="3.175cm">
            <text:p text:style-name="P8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9" draw:layer="layout" svg:width="1.27cm" svg:height="1.27cm" svg:x="15.081cm" svg:y="1.27cm">
            <text:p text:style-name="P8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1.27cm" svg:height="0.635cm" svg:x="1.746cm" svg:y="0cm">
            <text:p text:style-name="P8"><text:span text:style-name="T1">PB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.27cm" svg:height="0.635cm" svg:x="3.651cm" svg:y="0cm">
            <text:p text:style-name="P8"><text:span text:style-name="T1">PB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.27cm" svg:height="0.635cm" svg:x="5.556cm" svg:y="0cm">
            <text:p text:style-name="P8"><text:span text:style-name="T1">PB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.27cm" svg:height="0.635cm" svg:x="7.461cm" svg:y="0cm">
            <text:p text:style-name="P8"><text:span text:style-name="T1">PB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.27cm" svg:height="0.635cm" svg:x="9.366cm" svg:y="0cm">
            <text:p text:style-name="P8"><text:span text:style-name="T1">PB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.27cm" svg:height="0.635cm" svg:x="11.271cm" svg:y="0cm">
            <text:p text:style-name="P8"><text:span text:style-name="T1">PB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.27cm" svg:height="0.635cm" svg:x="13.176cm" svg:y="0cm">
            <text:p text:style-name="P8"><text:span text:style-name="T1">PB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.27cm" svg:height="0.635cm" svg:x="15.081cm" svg:y="0cm">
            <text:p text:style-name="P8"><text:span text:style-name="T1">PB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1.27cm" svg:height="0.635cm" svg:x="16.986cm" svg:y="0cm">
            <text:p text:style-name="P8"><text:span text:style-name="T1">PB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.27cm" svg:height="0.635cm" svg:x="-0.159cm" svg:y="1.587cm">
            <text:p text:style-name="P14"><text:span text:style-name="T1">PA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.27cm" svg:height="0.635cm" svg:x="-0.159cm" svg:y="3.492cm">
            <text:p text:style-name="P14"><text:span text:style-name="T1">PA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.27cm" svg:height="0.635cm" svg:x="-0.159cm" svg:y="5.397cm">
            <text:p text:style-name="P14"><text:span text:style-name="T1">PA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.27cm" svg:height="0.635cm" svg:x="-0.159cm" svg:y="7.302cm">
            <text:p text:style-name="P14"><text:span text:style-name="T1">PA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.27cm" svg:height="0.635cm" svg:x="-0.159cm" svg:y="9.207cm">
            <text:p text:style-name="P14"><text:span text:style-name="T1">PA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.27cm" svg:height="0.635cm" svg:x="-0.159cm" svg:y="11.112cm">
            <text:p text:style-name="P14"><text:span text:style-name="T1">PA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.27cm" svg:height="0.635cm" svg:x="-0.159cm" svg:y="13.017cm">
            <text:p text:style-name="P14"><text:span text:style-name="T1">PA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.27cm" svg:height="0.635cm" svg:x="-0.159cm" svg:y="14.922cm">
            <text:p text:style-name="P14"><text:span text:style-name="T1">PA0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OpenSymbol" svg:font-family="OpenSymbol"/>
    <style:font-face style:name="Road Rage" svg:font-family="'Road Rage'" style:font-family-generic="modern" style:font-pitch="variable"/>
    <style:font-face style:name="Segoe UI" svg:font-family="'Segoe UI'" style:font-family-generic="system" style:font-pitch="variable"/>
    <style:font-face style:name="Segoe UI Symbol" svg:font-family="'Segoe UI Symbol'"/>
    <style:font-face style:name="Tahoma" svg:font-family="Tahoma" style:font-family-generic="system" style:font-pitch="variable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3-03-09T15:50:52.316000000</meta:creation-date>
    <dc:date>2023-03-09T16:41:23.358000000</dc:date>
    <dc:creator>Peter Weingartner</dc:creator>
    <meta:editing-duration>PT7M17S</meta:editing-duration>
    <meta:editing-cycles>3</meta:editing-cycles>
    <meta:generator>LibreOffice/7.2.2.2$Windows_X86_64 LibreOffice_project/02b2acce88a210515b4a5bb2e46cbfb63fe97d56</meta:generator>
    <meta:document-statistic meta:object-count="101"/>
  </office:meta>
</office:document-meta>
</file>